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4.13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_ob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.S. Tick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ilk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ice Scarf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uscle Band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Focus Sash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Oc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ssh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Wac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Rindo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Yach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ople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ebi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uc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b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ayap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anga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art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Kasib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ab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olbur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Babiri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lan Berry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M0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Jade O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iki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um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guav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Iapa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ov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Moon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avy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riend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Level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Fast Ball</text:p>
          </table:table-cell>
          <table:table-cell office:value-type="string" calcext:value-type="string">
            <text:p>kurt</text:p>
          </table:table-cell>
        </table:table-row>
        <table:table-row table:style-name="ro1">
          <table:table-cell office:value-type="string" calcext:value-type="string">
            <text:p>gym-aza</text:p>
          </table:table-cell>
          <table:table-cell office:value-type="string" calcext:value-type="string">
            <text:p>TM8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7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2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Burn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quirtbottl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mulet Co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Gracidea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sto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awst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Cheri Berry</text:p>
          </table:table-cell>
          <table:table-cell office:value-type="string" calcext:value-type="string">
            <text:p>lot-3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st Ball</text:p>
          </table:table-cell>
          <table:table-cell office:value-type="string" calcext:value-type="string">
            <text:p>lot-2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Repeat Ball</text:p>
          </table:table-cell>
          <table:table-cell office:value-type="string" calcext:value-type="string">
            <text:p>lot-2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Net Ball</text:p>
          </table:table-cell>
          <table:table-cell office:value-type="string" calcext:value-type="string">
            <text:p>lot-2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Quick Ball</text:p>
          </table:table-cell>
          <table:table-cell office:value-type="string" calcext:value-type="string">
            <text:p>lot-2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Dusk Ball</text:p>
          </table:table-cell>
          <table:table-cell office:value-type="string" calcext:value-type="string">
            <text:p>lot-2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imer Ball</text:p>
          </table:table-cell>
          <table:table-cell office:value-type="string" calcext:value-type="string">
            <text:p>lot-2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Luxury Ball</text:p>
          </table:table-cell>
          <table:table-cell office:value-type="string" calcext:value-type="string">
            <text:p>lot-2-su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lot-1-mon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lot-1-tue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lot-1-wed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lot-1-thu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42</text:p>
          </table:table-cell>
          <table:table-cell office:value-type="string" calcext:value-type="string">
            <text:p>lot-1-fri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lot-1-sat</text:p>
          </table:table-cell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lot-1-sun</text:p>
          </table:table-cell>
        </table:table-row>
        <table:table-row table:style-name="ro1">
          <table:table-cell office:value-type="string" calcext:value-type="string">
            <text:p>gym-gold</text:p>
          </table:table-cell>
          <table:table-cell office:value-type="string" calcext:value-type="string">
            <text:p>TM4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Clear Bell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Tidal Bell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gym-ecru</text:p>
          </table:table-cell>
          <table:table-cell office:value-type="string" calcext:value-type="string">
            <text:p>TM3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TM2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ecret Potio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M0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erry Juice</text:p>
          </table:table-cell>
          <table:table-cell office:value-type="string" calcext:value-type="string">
            <text:p>trad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T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RageCandyBa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TM0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Soft Sand</text:p>
          </table:table-cell>
          <table:table-cell office:value-type="string" calcext:value-type="string">
            <text:p>sib-sa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u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icky Ba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ost Item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TM3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TM2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TM48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Machine Par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TM0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TM6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ll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B Sound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TM1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Bluk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Kelpsy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Cornn Berry</text:p>
          </table:table-cell>
          <table:table-cell office:value-type="string" calcext:value-type="string">
            <text:p>sha-blu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epear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ndew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Durin Berry</text:p>
          </table:table-cell>
          <table:table-cell office:value-type="string" calcext:value-type="string">
            <text:p>sha-gre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ersim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azz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omeg Berry</text:p>
          </table:table-cell>
          <table:table-cell office:value-type="string" calcext:value-type="string">
            <text:p>sha-red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Pinap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repa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Nomel Berry</text:p>
          </table:table-cell>
          <table:table-cell office:value-type="string" calcext:value-type="string">
            <text:p>sha-yel</text:p>
          </table:table-cell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TM8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ise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oul De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TM8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TM8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TM9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acred As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ig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leanse Ta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TM6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nt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TM4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ght Cla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TM91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TM6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TM8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Yellow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ucky Pun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Ros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M5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Deep Sea Tooth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estiny Kn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0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M3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3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TM4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Twisted Spoon</text:p>
          </table:table-cell>
          <table:table-cell office:value-type="string" calcext:value-type="string">
            <text:p>sib-tue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pricorn Box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ystery Egg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ed Orb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lue Orb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Vs. Recor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TM4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iracle S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ure Ba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M05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hell Bell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oison Barb</text:p>
          </table:table-cell>
          <table:table-cell office:value-type="string" calcext:value-type="string">
            <text:p>sib-fri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M6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ower Herb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TM6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M06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erry Pots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ard Stone</text:p>
          </table:table-cell>
          <table:table-cell office:value-type="string" calcext:value-type="string">
            <text:p>sib-thu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ib-sun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Blu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ax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Wht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6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eal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M83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ooMoo Milk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harp Beak</text:p>
          </table:table-cell>
          <table:table-cell office:value-type="string" calcext:value-type="string">
            <text:p>sib-mon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M04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TM6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Dubious Disc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Pn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TM3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LK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d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Ylw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rn Apricorn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gging Tai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t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av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lack Glasse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TM5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ack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TM7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ld Amb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Dome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Helix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Unown Repor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Oran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Pech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Heal Powd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itrus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Energy Roo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eppa Berr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Mystic Wat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Stardus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Life Orb</text:p>
          </table:table-cell>
          <table:table-cell office:value-type="string" calcext:value-type="string">
            <text:p>flo-h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evival Herb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Paralyz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TM3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X Speed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Great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King's Ro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TM1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M0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X Attack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lot-id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lot-id-4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EXP. Share</text:p>
          </table:table-cell>
          <table:table-cell office:value-type="string" calcext:value-type="string">
            <text:p>lot-id-3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lot-id-2</text:p>
          </table:table-cell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lot-id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Blue Card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oké Ball</text:p>
          </table:table-cell>
          <table:table-cell office:value-type="string" calcext:value-type="string">
            <text:p>bc-1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bc-3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bc-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c-1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bc-1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bc-20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bc-25</text:p>
          </table:table-cell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bc-30</text:p>
          </table:table-cell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Bright Powder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TM11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Basement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Rainbow Wing</text:p>
          </table:table-cell>
          <table:table-cell office:value-type="string" calcext:value-type="string">
            <text:p>gift-hg</text:p>
          </table:table-cell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Silver Wing</text:p>
          </table:table-cell>
          <table:table-cell office:value-type="string" calcext:value-type="string">
            <text:p>gift-ss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Fashio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Coin Cas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Smoke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TM8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Card Key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Quick Claw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oothe Be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M28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bcc-1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verstone</text:p>
          </table:table-cell>
          <table:table-cell office:value-type="string" calcext:value-type="string">
            <text:p>bcc-2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Aspear Berry</text:p>
          </table:table-cell>
          <table:table-cell office:value-type="string" calcext:value-type="string">
            <text:p>bcc-3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ed Shell</text:p>
          </table:table-cell>
          <table:table-cell office:value-type="string" calcext:value-type="string">
            <text:p>bcc-4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TM1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TM8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Su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tal Coa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las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ap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lam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nsec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ea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Draco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Fist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pooky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eadow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Earth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cicl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Toxic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Mind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Iron Plat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uper Repe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x Repe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Full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Protecto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Iron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TM40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Dragon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uard Spec.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. Def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HM05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X Speci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TM4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TM4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Scal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Black Belt</text:p>
          </table:table-cell>
          <table:table-cell office:value-type="string" calcext:value-type="string">
            <text:p>sib-wed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-low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10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TM43</text:p>
          </table:table-cell>
          <table:table-cell office:value-type="string" calcext:value-type="string">
            <text:p>gift-tide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Choice Specs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Red Flute</text:p>
          </table:table-cell>
          <table:table-cell office:value-type="string" calcext:value-type="string">
            <text:p>flo-hi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HM0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arbos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TM72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Never-Melt Ic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 Fang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TM59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TM2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TM79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eaper Cloth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Expert Bel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TM7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Pure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Dawn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M77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lue Flut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Dire Hi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Tiny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ig Mushroom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PP Max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Rock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ev-cle</text:p>
          </table:table-cell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Full Restor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x 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Sea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TM24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Odd Incens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i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lack Sludg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TM56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Accurac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X Defens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PP Up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val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Poti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P Up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Heart Sca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TM57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Up-Grade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Escape Rop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TM50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rip Claw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Ice Hea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x Reviv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TM13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marizer</text:p>
          </table:table-cell>
          <table:table-cell office:value-type="string" calcext:value-type="string">
            <text:p>flo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tar Piece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Ultra Ball</text:p>
          </table:table-cell>
          <table:table-cell office:value-type="string" calcext:value-type="string">
            <text:p>dow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x Eth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ig Pear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Claw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Root Fossi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Rare Bone</text:p>
          </table:table-cell>
          <table:table-cell office:value-type="string" calcext:value-type="string">
            <text:p>r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9:49.089634845</meta:creation-date>
    <dc:date>2025-02-12T21:36:22.511409226</dc:date>
    <meta:editing-duration>P2DT14H44M41S</meta:editing-duration>
    <meta:editing-cycles>161</meta:editing-cycles>
    <meta:generator>LibreOffice/7.3.7.2$Linux_X86_64 LibreOffice_project/30$Build-2</meta:generator>
    <meta:document-statistic meta:table-count="1" meta:cell-count="2364" meta:object-count="0"/>
  </office:meta>
</office:document-meta>
</file>